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6219" officeooo:paragraph-rsid="00136219"/>
    </style:style>
    <style:style style:name="P2" style:family="paragraph" style:parent-style-name="Text_20_body">
      <style:text-properties officeooo:paragraph-rsid="00136219"/>
    </style:style>
    <style:style style:name="P3" style:family="paragraph" style:parent-style-name="Heading_20_3">
      <style:text-properties officeooo:rsid="00136219" officeooo:paragraph-rsid="00136219"/>
    </style:style>
    <style:style style:name="P4" style:family="paragraph" style:parent-style-name="Standard">
      <style:text-properties officeooo:rsid="00136219" officeooo:paragraph-rsid="00136219"/>
    </style:style>
    <style:style style:name="P5" style:family="paragraph" style:parent-style-name="Standard">
      <style:text-properties officeooo:rsid="0015122f" officeooo:paragraph-rsid="0015122f"/>
    </style:style>
    <style:style style:name="P6" style:family="paragraph" style:parent-style-name="Text_20_body" style:list-style-name="L1"/>
    <style:style style:name="P7" style:family="paragraph" style:parent-style-name="Text_20_body" style:list-style-name="L1">
      <style:paragraph-properties fo:margin-top="0cm" fo:margin-bottom="0cm" loext:contextual-spacing="false"/>
    </style:style>
    <style:style style:name="T1" style:family="text">
      <style:text-properties officeooo:rsid="00136219"/>
    </style:style>
    <style:style style:name="T2" style:family="text">
      <style:text-properties fo:font-weight="bold" style:font-weight-asian="bold" style:font-weight-complex="bold"/>
    </style:style>
    <style:style style:name="T3" style:family="text">
      <style:text-properties officeooo:rsid="0015045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Analyse de l’état actuel de SEO du site fourni.</text:span> </text:p>
      <text:p text:style-name="P1"/>
      <text:p text:style-name="P1">J’aimerais que tu indiques les parties du site qui ne sont pas optimisées pour le SEO et/ou qui ne sont pas à jour en termes d’accessibilité, et que tu justifies tes choix. </text:p>
      <text:p text:style-name="P1">Pense à ajouter la bonne pratique à mettre en place pour chaque partie du site qui n’est pas optimisée, en citant tes sources. </text:p>
      <text:p text:style-name="P1">Tu trouveras ci-joint un modèle pour réaliser ton analyse. </text:p>
      <text:p text:style-name="P1">Une fois ce modèle complété, j’aimerais que tu sélectionnes 10 recommandations pour améliorer le site. Je te laisse cocher ces 10 recommandations choisies dans la colonne “Action recommandée”.</text:p>
      <text:p text:style-name="P1">Il faudra bien garder en tête que le but est que notre site soit mieux classé lorsqu’on tape “Entreprise webdesign Lyon” dans les moteurs de recherche.</text:p>
      <text:p text:style-name="P1"/>
      <text:p text:style-name="P1">Martin voudrait qu’il y en ait au moins une sur la vitesse et la taille du site et une sur l’accessibilité. </text:p>
      <text:p text:style-name="P1">Actuellement, certains de nos utilisateurs rencontrent des problèmes d’accessibilité sur notre site, c’est un point sur lequel on veut s’améliorer. </text:p>
      <text:p text:style-name="P1">Tu devras donc ajouter les éléments nécessaires. La liste de ce que tu devras implémenter se trouve à cette adresse.</text:p>
      <text:p text:style-name="P1"/>
      <text:p text:style-name="P1"><text:a xlink:type="simple" xlink:href="https://developer.mozilla.org/fr/docs/Web/Accessibility/Mobile_accessibility_checklist" text:style-name="Internet_20_link" text:visited-style-name="Visited_20_Internet_20_Link">https://developer.mozilla.org/fr/docs/Web/Accessibility/Mobile_accessibility_checklist</text:a></text:p>
      <text:p text:style-name="P5">https://www.matthieu-tranvan.fr/referencement-naturel/checklist-seo-25-bonnes-pratiques-on-site-pour-renforcer-votre-referencement-naturel.html</text:p>
      <text:p text:style-name="P1"/>
      <text:p text:style-name="P1"/>
      <text:p text:style-name="P1"><text:span text:style-name="T2">2.Amélioration du SEO du site</text:span>. </text:p>
      <text:p text:style-name="P1"/>
      <text:p text:style-name="P1">Il faudra ensuite optimiser notre site en appliquant tes 10 recommandations à son contenu et à son code source. Tu devras pour cela fournir le code source complet de la version améliorée du site. Le site doit passer le W3C pour HTML et CSS.</text:p>
      <text:p text:style-name="P1"/>
      <text:p text:style-name="P1"><text:span text:style-name="T2">3.Comparaison des résultats</text:span>. </text:p>
      <text:p text:style-name="P1"/>
      <text:p text:style-name="P1">La vitesse de chargement des pages du site a un impact sur notre classement dans les résultats de recherche. 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 Ce rapport devra inclure les comparaisons pour les 10 recommandations.</text:p>
      <text:p text:style-name="P2"><text:span text:style-name="T1">Tu l’imagines, tous ces éléments devront être codés en HTML et CSS. Fais également attention à ce que le site soit toujours adapté à toutes les tailles d’écran après tes modifications.</text:span>Voilà, je crois que j’ai fait le tour ! N’hésite pas si tu as la moindre question.</text:p>
      <text:p text:style-name="P2"/>
      <text:p text:style-name="Text_20_body">Tu trouveras en pièce jointe une <text:a xlink:type="simple" xlink:href="https://s3-eu-west-1.amazonaws.com/course.oc-static.com/projects/GEN_integrateur_web_P4/Starting+website.zip" text:style-name="Internet_20_link" text:visited-style-name="Visited_20_Internet_20_Link">maquette</text:a> de notre site en son état actuel.</text:p>
      <text:p text:style-name="Text_20_body">Sophie</text:p>
      <text:p text:style-name="Text_20_body">Sophie Vasseur - Fondatrice de la chouette agence</text:p>
      <text:p text:style-name="P1"/>
      <text:h text:style-name="P3" text:outline-level="3"><text:span text:style-name="Strong_20_Emphasis"><text:span text:style-name="T3">4.</text:span></text:span><text:span text:style-name="Strong_20_Emphasis">Livrables</text:span></text:h>
      <text:p text:style-name="Text_20_body">Un fichier au format zip contenant : </text:p>
      <text:list xml:id="list3126559663" text:style-name="L1">
        <text:list-item>
          <text:p text:style-name="P7"><text:span text:style-name="Strong_20_Emphasis">Le rapport d’analyse</text:span> SEO du site, utilisant le modèle fourni, dans lequel on identifie clairement les 10 recommandations sélectionnées ; </text:p>
        </text:list-item>
        <text:list-item>
          <text:p text:style-name="P7">Le <text:span text:style-name="Strong_20_Emphasis">code source</text:span> complet du site amélioré ; </text:p>
        </text:list-item>
        <text:list-item>
          <text:p text:style-name="P6"><text:soft-page-break/>Un <text:span text:style-name="Strong_20_Emphasis">rapport d’optimisation</text:span> comprenant une comparaison des résultats (y compris de la vitesse de chargement et l’accessibilité).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1S</meta:editing-duration>
    <meta:editing-cycles>6</meta:editing-cycles>
    <meta:generator>LibreOffice/5.3.1.2$Windows_X86_64 LibreOffice_project/e80a0e0fd1875e1696614d24c32df0f95f03deb2</meta:generator>
    <dc:date>2021-05-03T18:18:06.812000000</dc:date>
    <meta:document-statistic meta:table-count="0" meta:image-count="0" meta:object-count="0" meta:page-count="2" meta:paragraph-count="24" meta:word-count="444" meta:character-count="2894" meta:non-whitespace-character-count="2465"/>
    <meta:user-defined meta:name="Info 1"/>
    <meta:user-defined meta:name="Info 2"/>
    <meta:user-defined meta:name="Info 3"/>
    <meta:user-defined meta:name="Info 4"/>
  </office:meta>
</office:document-meta>
</file>